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style:writing-mode="lr-tb"/>
      <style:text-properties officeooo:rsid="001c0ce5" officeooo:paragraph-rsid="001c0ce5"/>
    </style:style>
    <style:style style:name="P2" style:family="paragraph" style:parent-style-name="Standard" style:list-style-name="L1">
      <style:paragraph-properties style:writing-mode="lr-tb"/>
      <style:text-properties officeooo:rsid="001c0ce5" officeooo:paragraph-rsid="001ceb53"/>
    </style:style>
    <style:style style:name="P3" style:family="paragraph" style:parent-style-name="Heading_20_2">
      <style:text-properties officeooo:rsid="001ceb53" officeooo:paragraph-rsid="001ceb53"/>
    </style:style>
    <style:style style:name="P4" style:family="paragraph" style:parent-style-name="Standard" style:list-style-name="L1">
      <style:paragraph-properties style:writing-mode="lr-tb"/>
      <style:text-properties officeooo:rsid="001ceb53" officeooo:paragraph-rsid="001ceb53"/>
    </style:style>
    <style:style style:name="P5" style:family="paragraph" style:parent-style-name="Standard" style:list-style-name="L1">
      <style:paragraph-properties style:writing-mode="lr-tb"/>
      <style:text-properties officeooo:rsid="001cec82" officeooo:paragraph-rsid="001cec82"/>
    </style:style>
    <style:style style:name="P6" style:family="paragraph" style:parent-style-name="Standard" style:list-style-name="L1">
      <style:paragraph-properties style:writing-mode="lr-tb"/>
      <style:text-properties officeooo:rsid="001f6783" officeooo:paragraph-rsid="001f6783"/>
    </style:style>
    <style:style style:name="P7" style:family="paragraph" style:parent-style-name="Heading_20_2">
      <style:text-properties officeooo:rsid="001cec82" officeooo:paragraph-rsid="001cec82"/>
    </style:style>
    <style:style style:name="P8" style:family="paragraph" style:parent-style-name="Standard" style:list-style-name="L2"/>
    <style:style style:name="P9" style:family="paragraph" style:parent-style-name="Standard" style:list-style-name="L2">
      <style:paragraph-properties style:writing-mode="lr-tb"/>
      <style:text-properties officeooo:rsid="00214271" officeooo:paragraph-rsid="00214271"/>
    </style:style>
    <style:style style:name="P10" style:family="paragraph" style:parent-style-name="Heading_20_2">
      <style:text-properties officeooo:paragraph-rsid="00214271"/>
    </style:style>
    <style:style style:name="P11" style:family="paragraph" style:parent-style-name="Standard" style:list-style-name="L3"/>
    <style:style style:name="P12" style:family="paragraph" style:parent-style-name="Standard" style:list-style-name="L3">
      <style:text-properties officeooo:rsid="0022b709" officeooo:paragraph-rsid="0022b709"/>
    </style:style>
    <style:style style:name="T1" style:family="text">
      <style:text-properties officeooo:rsid="001ceb53"/>
    </style:style>
    <style:style style:name="T2" style:family="text">
      <style:text-properties officeooo:rsid="001f6783"/>
    </style:style>
    <style:style style:name="T3" style:family="text">
      <style:text-properties officeooo:rsid="00214271"/>
    </style:style>
    <style:style style:name="T4" style:family="text">
      <style:text-properties officeooo:rsid="0022b7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olitika informačnej bezpečnosti</text:h>
      <text:list xml:id="list213855212" text:style-name="L1">
        <text:list-item>
          <text:p text:style-name="P1">účelom je vo všeobecnosti popísať, akým spôsobom má byť zriadená informačná bezpečnosť v organizácií</text:p>
        </text:list-item>
        <text:list-item>
          <text:p text:style-name="P1">vymedzuje účel, zdroje a štruktúry informačnej bezpečnosti</text:p>
        </text:list-item>
        <text:list-item>
          <text:p text:style-name="P2">opisuje <text:span text:style-name="T1">požadovanú </text:span>úroveň <text:span text:style-name="T1">informačnej </text:span>bezpečnosti</text:p>
        </text:list-item>
        <text:list-item>
          <text:p text:style-name="P2"><text:span text:style-name="T1">stanovuje</text:span> bezpečnostné ciele </text:p>
        </text:list-item>
        <text:list-item>
          <text:p text:style-name="P2"><text:span text:style-name="T1">rozvíja bezpečnostnú </text:span>stratégiu, <text:span text:style-name="T1">ktorou ich chce vyššie uvedené veci dosiahnuť</text:span></text:p>
        </text:list-item>
      </text:list>
      <text:h text:style-name="P3" text:outline-level="2">príprava politiky</text:h>
      <text:list text:continue-numbering="true" text:style-name="L1">
        <text:list-item>
          <text:p text:style-name="P4">zodpovednosť za informačnú bezpečnosť musí prebrať vedenie organizácie</text:p>
        </text:list-item>
        <text:list-item>
          <text:p text:style-name="P5">potrebujeme zakomponovať aj ľudí zodpovedných za organizačné celky</text:p>
        </text:list-item>
        <text:list-item>
          <text:p text:style-name="P5">potrebujem povolať tím na vyvinutie politiky</text:p>
        </text:list-item>
        <text:list-item>
          <text:p text:style-name="P5">odborné znalosti môžeme čerpať od napr. od IT špecialistov, ľudských zdrojov, audítorov alebo právneho oddelenia</text:p>
        </text:list-item>
        <text:list-item>
          <text:p text:style-name="P6">návrh aj finálne znenie politiky je predkladáme vedeniu organizácie, ktoré ju ďalej schvaľuje</text:p>
        </text:list-item>
      </text:list>
      <text:h text:style-name="P7" text:outline-level="2">rozsah <text:span text:style-name="T2">a obsah </text:span>politiky</text:h>
      <text:list text:style-name="L2">
        <text:list-item>
          <text:p text:style-name="P8">politika <text:span text:style-name="T2">explicitne vymedzuje </text:span>rámec <text:span text:style-name="T2">pôsobností, t.j. celá organizácia alebo vybrané organizačne celky</text:span></text:p>
        </text:list-item>
        <text:list-item>
          <text:p text:style-name="P8">mala by byť stručná a jasne formulovaná, nie príliš rozsiahla</text:p>
        </text:list-item>
        <text:list-item>
          <text:p text:style-name="P8">obsah a požiadavky by mali byť jasne a pochopiteľné každému zamestnancovi</text:p>
        </text:list-item>
        <text:list-item>
          <text:p text:style-name="P8">odpovedať by mala otázkam, ako</text:p>
          <text:list>
            <text:list-item>
              <text:p text:style-name="P8">Akú hodnotu má informačná bezpečnosť?</text:p>
            </text:list-item>
            <text:list-item>
              <text:p text:style-name="P8">Aké dôležité sú informácie, dáta, biznisové procesy, informačné systémy pre plnenie poslania organizácie?</text:p>
            </text:list-item>
            <text:list-item>
              <text:p text:style-name="P8">Aké sú bezpečnostné ciele a kľúčové prvky bezpečnostnej stratégie pre organizáciu?</text:p>
            </text:list-item>
            <text:list-item>
              <text:p text:style-name="P8">Aký je vzťah cieľov informačnej bezpečnosti vzhľadom na poslanie organizácie?</text:p>
            </text:list-item>
            <text:list-item>
              <text:p text:style-name="P9">Aká organizačná štruktúra bola zriadená na podporu bezpečnostného procesu?</text:p>
            </text:list-item>
            <text:list-item>
              <text:p text:style-name="P9">Aké sú najväčšie hrozby, ktorým naša organizácia čelí?</text:p>
            </text:list-item>
            <text:list-item>
              <text:p text:style-name="P9">Aké sú esenciálne úlohy, kompetencie a roly bezpečnostného procesu?</text:p>
            </text:list-item>
            <text:list-item>
              <text:p text:style-name="P9">Aké kroky naša organizácia podnikne na zvyšovanie povedomia o informačnej bezpečnosti?</text:p>
            </text:list-item>
          </text:list>
        </text:list-item>
      </text:list>
      <text:h text:style-name="P10" text:outline-level="2"><text:span text:style-name="T3">oboznámenie a aktualizácia politiky</text:span></text:h>
      <text:list text:style-name="L3">
        <text:list-item>
          <text:p text:style-name="P11">všetci (noví) zamestnanci musia byť oboznámení o bezpečnostnej politike</text:p>
        </text:list-item>
        <text:list-item>
          <text:p text:style-name="P11">zamestnanci musia rozumieť obsahu politiky, aby im boli jasné úlohy a povinnosti, ktoré od nich očakávame, prípadne sankcie, v prípade ich porušenia/nedodržiavania</text:p>
        </text:list-item>
        <text:list-item>
          <text:p text:style-name="P11">politika musí byť ľahko dostupná <text:span text:style-name="T4">zamestnancom</text:span></text:p>
        </text:list-item>
        <text:list-item>
          <text:p text:style-name="P12">v pravidelných intervaloch revidujeme politiku (podľa potreby alebo každý jeden/dva roky), aby sme sa prispôsobili interným zmenám (napr. procesov, úloh, procedúr alebo komponentov) a externým zmenám (napr. legislatívy, technológií alebo globálnych hrozieb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6T11:49:52.830254174</meta:creation-date>
    <dc:date>2026-04-26T18:31:18.845836982</dc:date>
    <meta:editing-duration>PT9M51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1" meta:paragraph-count="30" meta:word-count="311" meta:character-count="2214" meta:non-whitespace-character-count="1958"/>
  </office:meta>
</office:document-meta>
</file>